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92cm" svg:height="1.436cm" svg:x="1.145cm" svg:y="19.249cm">
          <text:p text:style-name="P1"><text:span text:style-name="T1">Interface Parsers</text:span></text:p>
          <text:p text:style-name="P2"><text:span text:style-name="T2">+boolean isValidString(String tryString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792cm" svg:height="2.384cm" svg:x="1.145cm" svg:y="21.32cm">
          <text:p text:style-name="P1"><text:span text:style-name="T1">Class Parser</text:span></text:p>
          <text:p text:style-name="P2"><text:span text:style-name="T3">Implements Parsers</text:span></text:p>
          <text:p text:style-name="P2"><text:span text:style-name="T2">-boolean ignoreText = false;</text:span></text:p>
          <text:p text:style-name="P2"><text:span text:style-name="T2">+boolean isValidString(String tryString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792cm" svg:height="2.384cm" svg:x="1.145cm" svg:y="24.495cm">
          <text:p text:style-name="P1"><text:span text:style-name="T1">Class HTMLParser</text:span></text:p>
          <text:p text:style-name="P2"><text:span text:style-name="T3">Extends Parser</text:span></text:p>
          <text:p text:style-name="P2"><text:span text:style-name="T2">-boolean ignoreText = true;</text:span></text:p>
          <text:p text:style-name="P2"><text:span text:style-name="T2">+boolean isValidString(String tryString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792cm" svg:height="3.332cm" svg:x="1.145cm" svg:y="13.225cm">
          <text:p text:style-name="P1"><text:span text:style-name="T1">Class WordCounter</text:span></text:p>
          <text:p text:style-name="P2"><text:span text:style-name="T3"/></text:p>
          <text:p text:style-name="P2"><text:span text:style-name="T2">-HashMap&lt;String,Integer&gt; wordCount;</text:span></text:p>
          <text:p text:style-name="P2"><text:span text:style-name="T2">-Parser fileParser</text:span></text:p>
          <text:p text:style-name="P2"><text:span text:style-name="T2">+void readFile(File file)</text:span></text:p>
          <text:p text:style-name="P2"><text:span text:style-name="T2">+void addWord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073cm" svg:height="3.332cm" svg:x="6.397cm" svg:y="8.78cm">
          <text:p text:style-name="P1"><text:span text:style-name="T1">Class FileManager</text:span></text:p>
          <text:p text:style-name="P2"><text:span text:style-name="T3"/></text:p>
          <text:p text:style-name="P2"><text:span text:style-name="T2">-String filename;</text:span></text:p>
          <text:p text:style-name="P2"><text:span text:style-name="T2">-File currentFile;</text:span></text:p>
          <text:p text:style-name="P2"><text:span text:style-name="T2">+void openFile();</text:span></text:p>
          <text:p text:style-name="P2"><text:span text:style-name="T2">+void closeFile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332cm" svg:height="1.91cm" svg:x="1.317cm" svg:y="5.445cm">
          <text:p text:style-name="P1"><text:span text:style-name="T1">Interface Menus</text:span></text:p>
          <text:p text:style-name="P2"><text:span text:style-name="T3"/></text:p>
          <text:p text:style-name="P2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264cm" svg:height="1.91cm" svg:x="7.032cm" svg:y="1cm">
          <text:p text:style-name="P1"><text:span text:style-name="T1">Class TextAnalyzer</text:span></text:p>
          <text:p text:style-name="P2"><text:span text:style-name="T3"/></text:p>
          <text:p text:style-name="P2"><text:span text:style-name="T2">+void ma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30T14:43:40.740000000</meta:creation-date>
    <dc:date>2021-01-30T18:36:08.610000000</dc:date>
    <meta:editing-duration>PT34M58S</meta:editing-duration>
    <meta:editing-cycles>2</meta:editing-cycles>
    <meta:generator>LibreOffice/7.0.1.2$Windows_X86_64 LibreOffice_project/7cbcfc562f6eb6708b5ff7d7397325de9e764452</meta:generator>
    <meta:document-statistic meta:object-count="7"/>
  </office:meta>
</office:document-meta>
</file>